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onsolas" style:font-family-asian="Consolas" style:font-family-complex="Consolas" fo:background-color="#1f1f1f" fo:color="#cccccc"/>
    </style:style>
    <style:style style:name="T1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5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36.00pt" fo:text-indent="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50.00%" fo:text-align="left" fo:margin-bottom="10.00pt"/>
    </style:style>
  </office:automatic-styles>
  <office:body>
    <office:text>
      <text:p text:style-name="P1"><text:span text:style-name="T1">MODULE 5 : (JQuery Basic, Effects &amp;amp; Advance)</text:span></text:p>
      <text:p text:style-name="P1"><text:span text:style-name="T1"/></text:p>
      <text:p text:style-name="P2"><text:span text:style-name="T2">Q-1. What is JQuery?</text:span></text:p>
      <text:list text:style-name="L3">
        <text:list-item>
          <text:p text:style-name="P3"><text:span text:style-name="T3">jQuery is a fast, small, and feature-rich JavaScript library. It makes things like HTML document traversal and manipulation, event handling, animation, and Ajax muchsimpler with an easy-to-use API that works across a multitude of browsers. With a combination of versatility and extensibility, jQuery has changed the way that millions of people write JavaScript.</text:span></text:p>
        </text:list-item>
      </text:list>
      <text:p text:style-name="P4"><text:span text:style-name="T3"/></text:p>
      <text:p text:style-name="P4"><text:span text:style-name="T4">Q-2. How to Apply CSS Using JQuery, How to Add Class and Remove Class<text:s text:c="11"/><text:tab/>in JQuery, JQuery Animation?</text:span></text:p>
      <text:p text:style-name="P5"><text:span text:style-name="T4"><text:tab/></text:span><text:span text:style-name="T5">Apply CSS :-</text:span></text:p>
      <text:p text:style-name="P5"><text:span text:style-name="T5"/></text:p>
      <text:p text:style-name="P5"><text:span text:style-name="T6"><text:tab/>&lt;!DOCTYPE html&gt;</text:span></text:p>
      <text:p text:style-name="P5"><text:span text:style-name="T6"><text:tab/>&lt;html&gt;</text:span></text:p>
      <text:p text:style-name="P5"><text:span text:style-name="T6"/></text:p>
      <text:p text:style-name="P5"><text:span text:style-name="T6"><text:tab/>&lt;head&gt;</text:span></text:p>
      <text:p text:style-name="P5"><text:span text:style-name="T6"><text:s text:c="4"/><text:tab/>&lt;script src="https://ajax.googleapis.com/ajax/libs/jquery/3.6.4/jquery.min.js"&gt;<text:tab/>&lt;/script&gt;</text:span></text:p>
      <text:p text:style-name="P5"><text:span text:style-name="T6"/></text:p>
      <text:p text:style-name="P5"><text:span text:style-name="T6"><text:s text:c="4"/><text:tab/>&lt;script&gt;</text:span></text:p>
      <text:p text:style-name="P5"><text:span text:style-name="T6"><text:s text:c="8"/><text:tab/><text:tab/>$(document).ready(function () {</text:span></text:p>
      <text:p text:style-name="P5"><text:span text:style-name="T6"><text:s text:c="12"/><text:tab/><text:tab/>$("button").click(function () {</text:span></text:p>
      <text:p text:style-name="P5"><text:span text:style-name="T6"><text:s text:c="16"/><text:tab/>alert("Background color = " + $("p").css("background-color"));</text:span></text:p>
      <text:p text:style-name="P5"><text:span text:style-name="T6"><text:s text:c="11"/><text:tab/><text:tab/> });</text:span></text:p>
      <text:p text:style-name="P5"><text:span text:style-name="T6"><text:s text:c="7"/><text:tab/><text:tab/> });</text:span></text:p>
      <text:p text:style-name="P5"><text:span text:style-name="T6"><text:s text:c="4"/><text:tab/>&lt;/script&gt;</text:span></text:p>
      <text:p text:style-name="P5"><text:span text:style-name="T6"/></text:p>
      <text:p text:style-name="P5"><text:span text:style-name="T6"><text:tab/>&lt;/head&gt;</text:span></text:p>
      <text:p text:style-name="P5"><text:span text:style-name="T6"/></text:p>
      <text:p text:style-name="P5"><text:span text:style-name="T6"><text:tab/>&lt;body&gt;</text:span></text:p>
      <text:p text:style-name="P5"><text:span text:style-name="T6"/></text:p>
      <text:p text:style-name="P5"><text:span text:style-name="T6"><text:s text:c="4"/><text:tab/>&lt;h2&gt;This is a heading&lt;/h2&gt;</text:span></text:p>
      <text:p text:style-name="P5"><text:span text:style-name="T6"/></text:p>
      <text:p text:style-name="P5"><text:span text:style-name="T6"><text:s text:c="4"/><text:tab/>&lt;p style="background-color:#ff0000"&gt;This is a paragraph.&lt;/p&gt;</text:span></text:p>
      <text:p text:style-name="P5"><text:span text:style-name="T6"><text:s text:c="4"/><text:tab/>&lt;p style="background-color:#00ff00"&gt;This is a paragraph.&lt;/p&gt;</text:span></text:p>
      <text:p text:style-name="P5"><text:span text:style-name="T6"><text:s text:c="4"/><text:tab/>&lt;p style="background-color:#0000ff"&gt;This is a paragraph.&lt;/p&gt;</text:span></text:p>
      <text:p text:style-name="P5"><text:span text:style-name="T6"/></text:p>
      <text:p text:style-name="P5"><text:span text:style-name="T6"><text:s text:c="4"/><text:tab/>&lt;button&gt;Return background-color of p&lt;/button&gt;</text:span></text:p>
      <text:p text:style-name="P5"><text:span text:style-name="T6"/></text:p>
      <text:p text:style-name="P5"><text:span text:style-name="T6"><text:tab/>&lt;/body&gt;</text:span></text:p>
      <text:p text:style-name="P5"><text:span text:style-name="T6"/></text:p>
      <text:p text:style-name="P5"><text:span text:style-name="T6"><text:tab/>&lt;/html&gt;</text:span></text:p>
      <text:p text:style-name="P5"><text:span text:style-name="T6"/></text:p>
      <text:p text:style-name="P5"><text:span text:style-name="T6"><text:tab/></text:span><text:span text:style-name="T7">Add class :-</text:span><text:span text:style-name="T8"/></text:p>
      <text:p text:style-name="P5"><text:span text:style-name="T8"/></text:p>
      <text:p text:style-name="P5"><text:span text:style-name="T8"><text:tab/>&lt;!DOCTYPE html&gt;</text:span></text:p>
      <text:p text:style-name="P5"><text:span text:style-name="T8"><text:tab/>&lt;html&gt;</text:span></text:p>
      <text:p text:style-name="P5"><text:span text:style-name="T8"/></text:p>
      <text:p text:style-name="P5"><text:span text:style-name="T8"><text:tab/>&lt;head&gt;</text:span></text:p>
      <text:p text:style-name="P5"><text:span text:style-name="T8"><text:s text:c="4"/><text:tab/>&lt;script src="https://ajax.googleapis.com/ajax/libs/jquery/3.6.4/jquery.min.js"&gt;<text:tab/>&lt;/script&gt;</text:span></text:p>
      <text:p text:style-name="P5"><text:span text:style-name="T8"><text:s text:c="4"/><text:tab/>&lt;script&gt;</text:span></text:p>
      <text:p text:style-name="P5"><text:span text:style-name="T8"><text:s text:c="8"/><text:tab/><text:tab/>$(document).ready(function () {</text:span></text:p>
      <text:p text:style-name="P5"><text:span text:style-name="T8"><text:s text:c="12"/><text:tab/><text:tab/>$("button").click(function () {</text:span></text:p>
      <text:p text:style-name="P5"><text:span text:style-name="T8"><text:s text:c="15"/><text:tab/> $("h1, h2, p").addClass("blue");</text:span></text:p>
      <text:p text:style-name="P5"><text:span text:style-name="T8"><text:s text:c="16"/><text:tab/>$("div").addClass("important");</text:span></text:p>
      <text:p text:style-name="P5"><text:span text:style-name="T8"><text:s text:c="12"/><text:tab/><text:tab/>});</text:span></text:p>
      <text:p text:style-name="P5"><text:span text:style-name="T8"><text:s text:c="7"/><text:tab/> });</text:span></text:p>
      <text:p text:style-name="P5"><text:span text:style-name="T8"><text:s text:c="4"/><text:tab/>&lt;/script&gt;</text:span></text:p>
      <text:p text:style-name="P5"><text:span text:style-name="T8"><text:s text:c="4"/><text:tab/>&lt;style&gt;</text:span></text:p>
      <text:p text:style-name="P5"><text:span text:style-name="T8"><text:s text:c="7"/><text:tab/><text:tab/> .important {</text:span></text:p>
      <text:p text:style-name="P5"><text:span text:style-name="T8"><text:s text:c="12"/><text:tab/><text:tab/>font-weight: bold;</text:span></text:p>
      <text:p text:style-name="P5"><text:span text:style-name="T8"><text:s text:c="12"/><text:tab/><text:tab/>font-size: xx-large;</text:span></text:p>
      <text:p text:style-name="P5"><text:span text:style-name="T8"><text:s text:c="8"/><text:tab/><text:tab/>}</text:span></text:p>
      <text:p text:style-name="P5"><text:span text:style-name="T8"/></text:p>
      <text:p text:style-name="P5"><text:span text:style-name="T8"><text:s text:c="7"/><text:tab/><text:tab/> .blue {</text:span></text:p>
      <text:p text:style-name="P5"><text:span text:style-name="T8"><text:s text:c="11"/><text:tab/><text:tab/> color: blue;</text:span></text:p>
      <text:p text:style-name="P5"><text:span text:style-name="T8"><text:s text:c="8"/><text:tab/><text:tab/>}</text:span></text:p>
      <text:p text:style-name="P5"><text:span text:style-name="T8"><text:s text:c="4"/><text:tab/>&lt;/style&gt;</text:span></text:p>
      <text:p text:style-name="P5"><text:span text:style-name="T8"><text:tab/>&lt;/head&gt;</text:span></text:p>
      <text:p text:style-name="P5"><text:span text:style-name="T8"/></text:p>
      <text:p text:style-name="P5"><text:span text:style-name="T8"><text:tab/>&lt;body&gt;</text:span></text:p>
      <text:p text:style-name="P5"><text:span text:style-name="T8"/></text:p>
      <text:p text:style-name="P5"><text:span text:style-name="T8"><text:s text:c="4"/><text:tab/><text:tab/>&lt;h1&gt;Heading 1&lt;/h1&gt;</text:span></text:p>
      <text:p text:style-name="P5"><text:span text:style-name="T8"><text:s text:c="4"/><text:tab/><text:tab/>&lt;h2&gt;Heading 2&lt;/h2&gt;</text:span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><text:s text:c="4"/><text:tab/><text:tab/>&lt;p&gt;This is a paragraph.&lt;/p&gt;</text:span></text:p>
      <text:p text:style-name="P5"><text:span text:style-name="T8"><text:s text:c="4"/><text:tab/><text:tab/>&lt;p&gt;This is another paragraph.&lt;/p&gt;</text:span></text:p>
      <text:p text:style-name="P5"><text:span text:style-name="T8"/></text:p>
      <text:p text:style-name="P5"><text:span text:style-name="T8"><text:s text:c="4"/><text:tab/><text:tab/>&lt;div&gt;This is some important text!&lt;/div&gt;&lt;br&gt;</text:span></text:p>
      <text:p text:style-name="P5"><text:span text:style-name="T8"/></text:p>
      <text:p text:style-name="P5"><text:span text:style-name="T8"><text:s text:c="4"/><text:tab/><text:tab/>&lt;button&gt;Add classes to elements&lt;/button&gt;</text:span></text:p>
      <text:p text:style-name="P5"><text:span text:style-name="T8"/></text:p>
      <text:p text:style-name="P5"><text:span text:style-name="T8"><text:tab/>&lt;/body&gt;</text:span></text:p>
      <text:p text:style-name="P5"><text:span text:style-name="T8"/></text:p>
      <text:p text:style-name="P5"><text:span text:style-name="T8"><text:tab/>&lt;/html&gt;</text:span></text:p>
      <text:p text:style-name="P5"><text:span text:style-name="T8"/></text:p>
      <text:p text:style-name="P5"><text:span text:style-name="T8"><text:tab/></text:span></text:p>
      <text:p text:style-name="P5"><text:span text:style-name="T8"><text:tab/></text:span><text:span text:style-name="T9">Remove Class :-</text:span></text:p>
      <text:p text:style-name="P5"><text:span text:style-name="T10"/></text:p>
      <text:p text:style-name="P5"><text:span text:style-name="T10"><text:tab/>&lt;!DOCTYPE html&gt;</text:span></text:p>
      <text:p text:style-name="P5"><text:span text:style-name="T10"><text:tab/>&lt;html&gt;</text:span></text:p>
      <text:p text:style-name="P5"><text:span text:style-name="T10"/></text:p>
      <text:p text:style-name="P5"><text:span text:style-name="T10"><text:tab/>&lt;head&gt;</text:span></text:p>
      <text:p text:style-name="P5"><text:span text:style-name="T10"><text:s text:c="3"/><text:tab/> &lt;script src="https://ajax.googleapis.com/ajax/libs/jquery/3.6.4/jquery.min.js"&gt;<text:tab/>&lt;/script&gt;</text:span></text:p>
      <text:p text:style-name="P5"><text:span text:style-name="T10"><text:s text:c="4"/><text:tab/>&lt;script&gt;</text:span></text:p>
      <text:p text:style-name="P5"><text:span text:style-name="T10"><text:s text:c="8"/><text:tab/><text:tab/>$(document).ready(function () {</text:span></text:p>
      <text:p text:style-name="P5"><text:span text:style-name="T10"><text:s text:c="12"/><text:tab/><text:tab/>$("button").click(function () {</text:span></text:p>
      <text:p text:style-name="P5"><text:span text:style-name="T10"><text:s text:c="15"/><text:tab/>$("h1, h2, p").removeClass("blue");</text:span></text:p>
      <text:p text:style-name="P5"><text:span text:style-name="T10"><text:s text:c="12"/><text:tab/><text:tab/>});</text:span></text:p>
      <text:p text:style-name="P5"><text:span text:style-name="T10"><text:s text:c="7"/><text:tab/> });</text:span></text:p>
      <text:p text:style-name="P5"><text:span text:style-name="T10"><text:s text:c="4"/><text:tab/>&lt;/script&gt;</text:span></text:p>
      <text:p text:style-name="P5"><text:span text:style-name="T10"><text:s text:c="4"/><text:tab/>&lt;style&gt;</text:span></text:p>
      <text:p text:style-name="P5"><text:span text:style-name="T10"><text:s text:c="8"/><text:tab/><text:tab/>.blue {</text:span></text:p>
      <text:p text:style-name="P5"><text:span text:style-name="T10"><text:s text:c="12"/><text:tab/><text:tab/>color: blue;</text:span></text:p>
      <text:p text:style-name="P5"><text:span text:style-name="T10"><text:s text:c="7"/><text:tab/><text:tab/> }</text:span></text:p>
      <text:p text:style-name="P5"><text:span text:style-name="T10"><text:s text:c="3"/><text:tab/> &lt;/style&gt;</text:span></text:p>
      <text:p text:style-name="P5"><text:span text:style-name="T10"><text:tab/>&lt;/head&gt;</text:span></text:p>
      <text:p text:style-name="P5"><text:span text:style-name="T10"/></text:p>
      <text:p text:style-name="P5"><text:span text:style-name="T10"><text:tab/>&lt;body&gt;</text:span></text:p>
      <text:p text:style-name="P5"><text:span text:style-name="T10"/></text:p>
      <text:p text:style-name="P5"><text:span text:style-name="T10"><text:s text:c="4"/><text:tab/><text:tab/>&lt;h1 class="blue"&gt;Heading 1&lt;/h1&gt;</text:span></text:p>
      <text:p text:style-name="P5"><text:span text:style-name="T10"><text:s text:c="4"/><text:tab/><text:tab/>&lt;h2 class="blue"&gt;Heading 2&lt;/h2&gt;</text:span></text:p>
      <text:p text:style-name="P5"><text:span text:style-name="T10"/></text:p>
      <text:p text:style-name="P5"><text:span text:style-name="T10"><text:s text:c="4"/><text:tab/><text:tab/>&lt;p class="blue"&gt;This is a paragraph.&lt;/p&gt;</text:span></text:p>
      <text:p text:style-name="P5"><text:span text:style-name="T10"><text:s text:c="4"/><text:tab/><text:tab/>&lt;p&gt;This is another paragraph.&lt;/p&gt;</text:span></text:p>
      <text:p text:style-name="P5"><text:span text:style-name="T10"/></text:p>
      <text:p text:style-name="P5"><text:span text:style-name="T10"><text:s text:c="4"/><text:tab/><text:tab/>&lt;button&gt;Remove class from elements&lt;/button&gt;</text:span></text:p>
      <text:p text:style-name="P5"><text:span text:style-name="T10"/></text:p>
      <text:p text:style-name="P5"><text:span text:style-name="T10"><text:tab/>&lt;/body&gt;</text:span></text:p>
      <text:p text:style-name="P5"><text:span text:style-name="T10"/></text:p>
      <text:p text:style-name="P5"><text:span text:style-name="T10"><text:tab/>&lt;/html&gt;</text:span></text:p>
      <text:p text:style-name="P5"><text:span text:style-name="T10"/></text:p>
      <text:p text:style-name="P6"><text:span text:style-name="T11">Q-3.<text:s text:c="2"/>How to create slider with animation?</text:span></text:p>
      <text:p text:style-name="P6"><text:span text:style-name="T11"/></text:p>
      <text:p text:style-name="P6"><text:span text:style-name="T11"><text:tab/></text:span><text:span text:style-name="T12">&lt;!DOCTYPE html&gt;</text:span></text:p>
      <text:p text:style-name="P6"><text:span text:style-name="T12"><text:tab/>&lt;html&gt;</text:span></text:p>
      <text:p text:style-name="P6"><text:span text:style-name="T12"/></text:p>
      <text:p text:style-name="P6"><text:span text:style-name="T12"><text:tab/>&lt;head&gt;</text:span></text:p>
      <text:p text:style-name="P6"><text:span text:style-name="T12"><text:s text:c="4"/><text:tab/>&lt;script src="https://ajax.googleapis.com/ajax/libs/jquery/3.6.4/jquery.min.js"&gt;<text:tab/>&lt;/script&gt;</text:span></text:p>
      <text:p text:style-name="P6"><text:span text:style-name="T12"><text:s text:c="4"/><text:tab/>&lt;script&gt;</text:span></text:p>
      <text:p text:style-name="P6"><text:span text:style-name="T12"><text:s text:c="8"/><text:tab/><text:tab/>$(document).ready(function () {</text:span></text:p>
      <text:p text:style-name="P6"><text:span text:style-name="T12"><text:s text:c="12"/><text:tab/><text:tab/>$("#flip").click(function () {</text:span></text:p>
      <text:p text:style-name="P6"><text:span text:style-name="T12"><text:s text:c="15"/><text:tab/>$("#panel").slideUp("slow");</text:span></text:p>
      <text:p text:style-name="P6"><text:span text:style-name="T12"><text:s text:c="12"/><text:tab/><text:tab/>});</text:span></text:p>
      <text:p text:style-name="P6"><text:span text:style-name="T12"><text:s text:c="8"/><text:tab/>});</text:span></text:p>
      <text:p text:style-name="P6"><text:span text:style-name="T12"><text:s text:c="4"/><text:tab/>&lt;/script&gt;</text:span></text:p>
      <text:p text:style-name="P6"><text:span text:style-name="T12"/></text:p>
      <text:p text:style-name="P6"><text:span text:style-name="T12"><text:s text:c="4"/><text:tab/>&lt;style&gt;</text:span></text:p>
      <text:p text:style-name="P6"><text:span text:style-name="T12"><text:s text:c="8"/><text:tab/><text:tab/>#panel,#flip {</text:span></text:p>
      <text:p text:style-name="P6"><text:span text:style-name="T12"><text:s text:c="11"/><text:tab/><text:tab/><text:tab/>padding: 5px;</text:span></text:p>
      <text:p text:style-name="P6"><text:span text:style-name="T12"><text:s text:c="12"/><text:tab/><text:tab/><text:tab/>text-align: center;</text:span></text:p>
      <text:p text:style-name="P6"><text:span text:style-name="T12"><text:s text:c="11"/><text:tab/><text:tab/><text:tab/>background-color: #e5eecc;</text:span></text:p>
      <text:p text:style-name="P6"><text:span text:style-name="T12"><text:s text:c="12"/><text:tab/><text:tab/><text:tab/>border: solid 1px #c3c3c3;</text:span></text:p>
      <text:p text:style-name="P6"><text:span text:style-name="T12"><text:s text:c="8"/><text:tab/><text:tab/><text:tab/>}</text:span></text:p>
      <text:p text:style-name="P6"><text:span text:style-name="T12"/></text:p>
      <text:p text:style-name="P6"><text:span text:style-name="T12"><text:s text:c="8"/><text:tab/><text:tab/>#panel {</text:span></text:p>
      <text:p text:style-name="P6"><text:span text:style-name="T12"><text:s text:c="12"/><text:tab/><text:tab/><text:tab/>padding: 50px;</text:span></text:p>
      <text:p text:style-name="P6"><text:span text:style-name="T12"><text:s text:c="8"/><text:tab/><text:tab/><text:tab/>}</text:span></text:p>
      <text:p text:style-name="P6"><text:span text:style-name="T12"><text:s text:c="4"/><text:tab/>&lt;/style&gt;</text:span></text:p>
      <text:p text:style-name="P6"><text:span text:style-name="T12"/></text:p>
      <text:p text:style-name="P6"><text:span text:style-name="T12"><text:tab/>&lt;/head&gt;</text:span></text:p>
      <text:p text:style-name="P6"><text:span text:style-name="T12"/></text:p>
      <text:p text:style-name="P6"><text:span text:style-name="T12"><text:tab/>&lt;body&gt;</text:span></text:p>
      <text:p text:style-name="P6"><text:span text:style-name="T12"><text:s text:c="4"/> </text:span></text:p>
      <text:p text:style-name="P6"><text:span text:style-name="T12"><text:s text:c="4"/><text:tab/><text:tab/>&lt;div id="flip"&gt;Click to slide up panel&lt;/div&gt;</text:span></text:p>
      <text:p text:style-name="P6"><text:span text:style-name="T12"><text:s text:c="3"/><text:tab/><text:tab/> &lt;div id="panel"&gt;Hello world!&lt;/div&gt;</text:span></text:p>
      <text:p text:style-name="P6"><text:span text:style-name="T12"/></text:p>
      <text:p text:style-name="P6"><text:span text:style-name="T12"><text:tab/>&lt;/body&gt;</text:span></text:p>
      <text:p text:style-name="P6"><text:span text:style-name="T12"/></text:p>
      <text:p text:style-name="P7"><text:span text:style-name="T12">&lt;/html&gt;</text:span><text:span text:style-name="T13"/></text:p>
      <text:p text:style-name="P8"><text:span text:style-name="T14"/></text:p>
      <text:p text:style-name="P9"><text:span text:style-name="T15"/></text:p>
      <text:p text:style-name="P10"><text:span text:style-name="T15"><text:tab/></text:span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